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5.46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3" style:family="graphic" style:parent-style-name="standard">
      <style:graphic-properties svg:stroke-opacity="0%" draw:fill-color="#cccccc" draw:textarea-horizontal-align="justify" draw:textarea-vertical-align="middle" draw:auto-grow-height="false" fo:min-height="0.068cm" fo:min-width="0cm" loext:decorative="false"/>
    </style:style>
    <style:style style:name="gr4" style:family="graphic" style:parent-style-name="standard">
      <style:graphic-properties svg:stroke-opacity="0%" draw:fill-color="#1c1c1c" draw:textarea-horizontal-align="justify" draw:textarea-vertical-align="middle" draw:auto-grow-height="false" fo:min-height="0.068cm" fo:min-width="0cm" loext:decorative="false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42pt" style:font-size-asian="42pt" style:font-size-complex="42pt"/>
    </style:style>
    <style:style style:name="P3" style:family="paragraph">
      <loext:graphic-properties draw:fill="none" draw:fill-color="#ffffff"/>
      <style:text-properties fo:font-size="42pt" style:font-size-asian="42pt" style:font-size-complex="42pt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1c1c1c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49cm" svg:height="5.715cm" svg:x="0.635cm" svg:y="12.7cm">
          <draw:text-box>
            <text:p xml:id="id2" text:id="id2">Some Text Lorem Ipsum Style Something To Say</text:p>
          </draw:text-box>
        </draw:frame>
        <draw:frame draw:style-name="gr2" draw:text-style-name="P3" draw:layer="layout" svg:width="10.795cm" svg:height="2.54cm" svg:x="0.635cm" svg:y="10.16cm">
          <draw:text-box>
            <text:p xml:id="id1" text:id="id1" text:style-name="P2"><text:span text:style-name="T1">And its header</text:span></text:p>
          </draw:text-box>
        </draw:frame>
        <draw:frame draw:style-name="gr1" draw:text-style-name="P1" draw:layer="layout" svg:width="11.49cm" svg:height="5.715cm" svg:x="0.635cm" svg:y="12.701cm">
          <draw:text-box>
            <text:p xml:id="id3" text:id="id3">And Even More To Say On This Wonderful Slide</text:p>
          </draw:text-box>
        </draw:frame>
        <draw:frame draw:style-name="gr2" draw:text-style-name="P3" draw:layer="layout" svg:width="10.795cm" svg:height="2.54cm" svg:x="0.635cm" svg:y="10.161cm">
          <draw:text-box>
            <text:p xml:id="id4" text:id="id4" text:style-name="P2"><text:span text:style-name="T1">Slide 2</text:span></text:p>
          </draw:text-box>
        </draw:frame>
        <draw:custom-shape draw:style-name="gr3" draw:text-style-name="P4" draw:layer="layout" svg:width="0.635cm" svg:height="0.635cm" svg:x="26.67cm" svg:y="14.6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6" draw:id="id6" draw:layer="layout" svg:width="0.635cm" svg:height="0.635cm" svg:x="25.4cm" svg:y="14.6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5" draw:id="id5" draw:layer="layout" svg:width="0.635cm" svg:height="0.635cm" svg:x="24.13cm" svg:y="14.6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to-left">
                  <anim:animate smil:dur="0.5s" smil:targetElement="id1" anim:sub-item="text" smil:attributeName="x" smil:values="x;0-width/2" smil:keyTimes="0;1"/>
                  <anim:animate smil:dur="0.5s" smil:targetElement="id1" anim:sub-item="text" smil:attributeName="y" smil:values="y;y" smil:keyTimes="0;1"/>
                  <anim:set smil:begin="0.499s" smil:dur="0.001s" smil:fill="hold" smil:targetElement="id1" anim:sub-item="text" smil:attributeName="visibility" smil:to="hidden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to-left">
                  <anim:animate smil:dur="1s" smil:targetElement="id2" anim:sub-item="text" smil:attributeName="x" smil:values="x;0-width/2" smil:keyTimes="0;1"/>
                  <anim:animate smil:dur="1s" smil:targetElement="id2" anim:sub-item="text" smil:attributeName="y" smil:values="y;y" smil:keyTimes="0;1"/>
                  <anim:set smil:begin="0.998s" smil:dur="0.002s" smil:fill="hold" smil:targetElement="id2" anim:sub-item="text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3s" smil:fill="hold" smil:targetElement="id3" anim:sub-item="text" smil:attributeName="visibility" smil:to="visible"/>
                  <anim:animate smil:dur="1.5s" smil:fill="hold" smil:targetElement="id3" anim:sub-item="text" smil:attributeName="x" smil:values="1+width/2;x" smil:keyTimes="0;1"/>
                  <anim:animate smil:dur="1.5s" smil:fill="hold" smil:targetElement="id3" anim:sub-item="text" smil:attributeName="y" smil:values="y;y" smil:keyTimes="0;1"/>
                </anim:par>
                <anim:par smil:begin="0.5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2s" smil:fill="hold" smil:targetElement="id4" anim:sub-item="text" smil:attributeName="visibility" smil:to="visible"/>
                  <anim:animate smil:dur="1s" smil:fill="hold" smil:targetElement="id4" anim:sub-item="text" smil:attributeName="x" smil:values="1+width/2;x" smil:keyTimes="0;1"/>
                  <anim:animate smil:dur="1s" smil:fill="hold" smil:targetElement="id4" anim:sub-item="text" smil:attributeName="y" smil:values="y;y" smil:keyTimes="0;1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0.5s" smil:fill="hold" smil:targetElement="id5" smil:attributeName="fill-color" smil:to="#cccccc" anim:color-interpolation="rgb" anim:color-interpolation-direction="clockwise"/>
                  <anim:set smil:dur="0.5s" smil:fill="hold" smil:targetElement="id5" smil:attributeName="fill" smil:to="solid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0.5s" smil:fill="hold" smil:targetElement="id6" smil:attributeName="fill-color" smil:to="#1c1c1c" anim:color-interpolation="rgb" anim:color-interpolation-direction="clockwise"/>
                  <anim:set smil:dur="0.5s" smil:fill="hold" smil:targetElement="id6" smil:attributeName="fill" smil:to="solid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49cm" svg:height="5.715cm" svg:x="0.635cm" svg:y="12.7cm">
          <draw:text-box>
            <text:p xml:id="id8" text:id="id8">And Even More To Say On This Wonderful Slide</text:p>
          </draw:text-box>
        </draw:frame>
        <draw:frame draw:style-name="gr2" draw:text-style-name="P3" draw:layer="layout" svg:width="10.795cm" svg:height="2.54cm" svg:x="0.635cm" svg:y="10.16cm">
          <draw:text-box>
            <text:p xml:id="id7" text:id="id7" text:style-name="P2"><text:span text:style-name="T1">Slide 2</text:span></text:p>
          </draw:text-box>
        </draw:frame>
        <draw:frame draw:style-name="gr1" draw:text-style-name="P1" draw:layer="layout" svg:width="11.49cm" svg:height="5.715cm" svg:x="0.635cm" svg:y="12.701cm">
          <draw:text-box>
            <text:p xml:id="id10" text:id="id10">Hahah Tada Huhuhuhhuh Mimimi</text:p>
          </draw:text-box>
        </draw:frame>
        <draw:frame draw:style-name="gr2" draw:text-style-name="P3" draw:layer="layout" svg:width="10.795cm" svg:height="2.54cm" svg:x="0.635cm" svg:y="10.161cm">
          <draw:text-box>
            <text:p xml:id="id9" text:id="id9" text:style-name="P2"><text:span text:style-name="T1">Slide 3</text:span></text:p>
          </draw:text-box>
        </draw:frame>
        <draw:custom-shape draw:style-name="gr3" draw:text-style-name="P4" xml:id="id12" draw:id="id12" draw:layer="layout" svg:width="0.635cm" svg:height="0.635cm" svg:x="26.67cm" svg:y="14.6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11" draw:id="id11" draw:layer="layout" svg:width="0.635cm" svg:height="0.635cm" svg:x="25.4cm" svg:y="14.6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635cm" svg:height="0.635cm" svg:x="24.13cm" svg:y="14.6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to-top">
                  <anim:animate smil:dur="0.5s" smil:targetElement="id7" anim:sub-item="text" smil:attributeName="x" smil:values="x;x" smil:keyTimes="0;1"/>
                  <anim:animate smil:dur="0.5s" smil:targetElement="id7" anim:sub-item="text" smil:attributeName="y" smil:values="y;0-height/2" smil:keyTimes="0;1"/>
                  <anim:set smil:begin="0.499s" smil:dur="0.001s" smil:fill="hold" smil:targetElement="id7" anim:sub-item="text" smil:attributeName="visibility" smil:to="hidden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to-bottom">
                  <anim:animate smil:dur="0.5s" smil:targetElement="id8" anim:sub-item="text" smil:attributeName="x" smil:values="x;x" smil:keyTimes="0;1"/>
                  <anim:animate smil:dur="0.5s" smil:targetElement="id8" anim:sub-item="text" smil:attributeName="y" smil:values="y;1+height/2" smil:keyTimes="0;1"/>
                  <anim:set smil:begin="0.499s" smil:dur="0.001s" smil:fill="hold" smil:targetElement="id8" anim:sub-item="text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2s" smil:fill="hold" smil:targetElement="id9" anim:sub-item="text" smil:attributeName="visibility" smil:to="visible"/>
                  <anim:animate smil:dur="1s" smil:fill="hold" smil:targetElement="id9" anim:sub-item="text" smil:attributeName="x" smil:values="1+width/2;x" smil:keyTimes="0;1"/>
                  <anim:animate smil:dur="1s" smil:fill="hold" smil:targetElement="id9" anim:sub-item="text" smil:attributeName="y" smil:values="y;y" smil:keyTimes="0;1"/>
                </anim:par>
                <anim:par smil:begin="0.5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0-width/2;x" smil:keyTimes="0;1"/>
                  <anim:animate smil:dur="0.5s" smil:fill="hold" smil:targetElement="id10" anim:sub-item="text" smil:attributeName="y" smil:values="y;y" smil:keyTimes="0;1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0.5s" smil:fill="hold" smil:targetElement="id11" smil:attributeName="fill-color" smil:to="#cccccc" anim:color-interpolation="rgb" anim:color-interpolation-direction="clockwise"/>
                  <anim:set smil:dur="0.5s" smil:fill="hold" smil:targetElement="id11" smil:attributeName="fill" smil:to="solid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0.5s" smil:fill="hold" smil:targetElement="id12" smil:attributeName="fill-color" smil:to="#1c1c1c" anim:color-interpolation="rgb" anim:color-interpolation-direction="clockwise"/>
                  <anim:set smil:dur="0.5s" smil:fill="hold" smil:targetElement="id12" smil:attributeName="fill" smil:to="solid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1.49cm" svg:height="5.715cm" svg:x="0.635cm" svg:y="12.7cm">
          <draw:text-box>
            <text:p>Hahah Tada Huhuhuhhuh Mimimi</text:p>
          </draw:text-box>
        </draw:frame>
        <draw:frame draw:style-name="gr2" draw:text-style-name="P3" draw:layer="layout" svg:width="10.795cm" svg:height="2.54cm" svg:x="0.635cm" svg:y="10.16cm">
          <draw:text-box>
            <text:p text:style-name="P2"><text:span text:style-name="T1">Slide 3</text:span></text:p>
          </draw:text-box>
        </draw:frame>
        <draw:custom-shape draw:style-name="gr4" draw:text-style-name="P5" draw:layer="layout" svg:width="0.635cm" svg:height="0.635cm" svg:x="26.67cm" svg:y="14.6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635cm" svg:height="0.635cm" svg:x="25.4cm" svg:y="14.6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635cm" svg:height="0.635cm" svg:x="24.13cm" svg:y="14.6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23:37:51.001260793</meta:creation-date>
    <meta:generator>LibreOffice/7.6.7.2$Linux_X86_64 LibreOffice_project/60$Build-2</meta:generator>
    <dc:date>2025-01-22T00:01:47.650110141</dc:date>
    <meta:editing-duration>PT23M57S</meta:editing-duration>
    <meta:editing-cycles>7</meta:editing-cycles>
    <meta:document-statistic meta:object-count="46"/>
  </office:meta>
</office:document-meta>
</file>